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38800000912F122232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style:font-size-asian="31.5pt" style:font-size-complex="3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aptive Vorhersage über</text:p>
      <text:p text:style-name="P1"><draw:frame draw:style-name="fr1" draw:name="Grafik1" text:anchor-type="paragraph" svg:x="0cm" svg:y="2.494cm" svg:width="25.7cm" svg:height="11.933cm" draw:z-index="0"><draw:image xlink:href="Pictures/100000000000138800000912F122232B.png" xlink:type="simple" xlink:show="embed" xlink:actuate="onLoad"/></draw:frame>Markov-Ket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9:10:55</meta:creation-date>
    <dc:date>2013-03-07T19:12:20</dc:date>
    <meta:editing-duration>P0D</meta:editing-duration>
    <meta:editing-cycles>1</meta:editing-cycles>
    <meta:document-statistic meta:table-count="0" meta:image-count="1" meta:object-count="0" meta:page-count="1" meta:paragraph-count="2" meta:word-count="4" meta:character-count="37" meta:non-whitespace-character-count="35"/>
    <meta:generator>LibreOffice/3.5$Linux_X86_64 LibreOffice_project/350m1$Build-2</meta:generator>
  </office:meta>
</office:document-meta>
</file>